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>
            <text:p>Index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E5]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ce Turnewitsch</meta:initial-creator>
    <meta:creation-date>2014-01-17T11:27:22</meta:creation-date>
    <meta:generator>LibreOffice/3.5$Linux_X86_64 LibreOffice_project/350m1$Build-2</meta:generator>
    <dc:date>2014-01-17T11:35:54</dc:date>
    <dc:creator>Vance Turnewitsch</dc:creator>
    <meta:editing-duration>PT8M1S</meta:editing-duration>
    <meta:editing-cycles>2</meta:editing-cycles>
    <meta:document-statistic meta:table-count="3" meta:cell-count="14" meta:object-count="0"/>
  </office:meta>
</office:document-meta>
</file>